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149cm"/>
    </style:style>
    <style:style style:name="Tableau1.B" style:family="table-column">
      <style:table-column-properties style:column-width="2.566cm"/>
    </style:style>
    <style:style style:name="Tableau1.C" style:family="table-column">
      <style:table-column-properties style:column-width="11.29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style:font-size-asian="10.5pt"/>
    </style:style>
    <style:style style:name="P2" style:family="paragraph" style:parent-style-name="Heading">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text-properties style:font-name="Liberation Serif"/>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center" style:justify-single-word="false"/>
      <style:text-properties style:font-name="Liberation Sans" fo:font-size="12pt" style:font-name-asian="WenQuanYi Micro Hei" style:font-size-asian="12pt" style:font-name-complex="Lohit Hindi" style:font-size-complex="12pt"/>
    </style:style>
    <style:style style:name="P8" style:family="paragraph" style:parent-style-name="Table_20_Contents">
      <style:paragraph-properties fo:text-align="start" style:justify-single-word="false"/>
      <style:text-properties style:font-name="Liberation Sans" fo:font-size="12pt" style:font-name-asian="WenQuanYi Micro Hei" style:font-size-asian="12pt" style:font-name-complex="Lohit Hindi" style:font-size-complex="12pt"/>
    </style:style>
    <style:style style:name="P9" style:family="paragraph" style:parent-style-name="Table_20_Contents">
      <style:paragraph-properties fo:text-align="center" style:justify-single-word="false"/>
      <style:text-properties style:font-name="Liberation Sans" fo:font-size="12pt" fo:font-weight="bold" style:font-name-asian="WenQuanYi Micro Hei" style:font-size-asian="12pt" style:font-weight-asian="bold" style:font-name-complex="Lohit Hindi" style:font-size-complex="12pt" style:font-weight-complex="bold"/>
    </style:style>
    <style:style style:name="P10" style:family="paragraph" style:parent-style-name="Table_20_Contents">
      <style:paragraph-properties fo:text-align="start" style:justify-single-word="false"/>
      <style:text-properties style:font-name="Liberation Sans" fo:font-size="12pt" fo:font-weight="bold" style:font-name-asian="WenQuanYi Micro Hei" style:font-size-asian="12pt" style:font-weight-asian="bold" style:font-name-complex="Lohit Hindi" style:font-size-complex="12pt"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Standard">
      <style:text-properties style:font-name="Courier 10 Pitch" fo:language="en" fo:country="GB" style:font-size-asian="10.5pt"/>
    </style:style>
    <style:style style:name="P14" style:family="paragraph" style:parent-style-name="Standard" style:list-style-name="L1">
      <style:text-properties fo:language="en" fo:country="GB" style:font-size-asian="10.5pt"/>
    </style:style>
    <style:style style:name="P15" style:family="paragraph" style:parent-style-name="Text_20_body" style:list-style-name="L2">
      <style:text-properties fo:language="en" fo:country="GB"/>
    </style:style>
    <style:style style:name="P16" style:family="paragraph" style:parent-style-name="Text_20_body">
      <style:text-properties fo:language="en" fo:country="GB" fo:font-style="normal" style:font-style-asian="normal" style:font-style-complex="normal"/>
    </style:style>
    <style:style style:name="P17" style:family="paragraph" style:parent-style-name="Text_20_body" style:list-style-name="L2">
      <style:text-properties fo:language="en" fo:country="GB" fo:font-style="normal" style:font-style-asian="normal"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text-properties style:font-name="Courier 10 Pitch" fo:font-weight="normal" style:font-weight-asian="normal" style:font-weight-complex="normal"/>
    </style:style>
    <style:style style:name="P21" style:family="paragraph" style:parent-style-name="Text_20_body" style:list-style-name="L4">
      <style:text-properties style:font-name="Courier 10 Pitch"/>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font-name="Liberation Serif"/>
    </style:style>
    <style:style style:name="P24" style:family="paragraph" style:parent-style-name="Text_20_body" style:list-style-name="L6"/>
    <style:style style:name="P25" style:family="paragraph" style:parent-style-name="Text_20_body" style:list-style-name="L6">
      <style:text-properties style:font-name="Courier 10 Pitch"/>
    </style:style>
    <style:style style:name="P26" style:family="paragraph" style:parent-style-name="Text_20_body" style:list-style-name="L5">
      <style:paragraph-properties fo:margin-left="2.501cm" fo:margin-right="0cm" fo:text-indent="-0.635cm" style:auto-text-indent="false"/>
      <style:text-properties style:font-name="Courier 10 Pitch"/>
    </style:style>
    <style:style style:name="P27"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28" style:family="paragraph" style:parent-style-name="Heading_20_1">
      <style:text-properties fo:language="en" fo:country="GB"/>
    </style:style>
    <style:style style:name="P29" style:family="paragraph" style:parent-style-name="Heading_20_1">
      <style:text-properties fo:font-style="normal" style:font-style-asian="normal" style:font-style-complex="normal"/>
    </style:style>
    <style:style style:name="P30" style:family="paragraph" style:parent-style-name="Heading_20_2">
      <style:text-properties style:font-name="Liberation Serif" fo:font-weight="normal" style:font-weight-asian="normal" style:font-weight-complex="normal"/>
    </style:style>
    <style:style style:name="P31" style:family="paragraph" style:parent-style-name="Heading_20_2">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Courier 10 Pitch" fo:font-weight="normal" style:font-weight-asian="normal" style:font-weight-complex="normal"/>
    </style:style>
    <style:style style:name="T6" style:family="text">
      <style:text-properties style:font-name="Liberation Serif" fo:font-style="normal" style:font-style-asian="normal" style:font-style-complex="normal"/>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font-name="Courier 10 Pitch"/>
    </style:style>
    <style:style style:name="T11" style:family="text">
      <style:text-properties style:font-name="Courier 10 Pitch" fo:font-weight="normal" style:font-weight-asian="normal" style:font-weight-complex="normal"/>
    </style:style>
    <style:style style:name="T12" style:family="text">
      <style:text-properties style:font-name="Liberation Serif"/>
    </style:style>
    <style:style style:name="T13" style:family="text">
      <style:text-properties style:font-name="Liberation Serif"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Devteam Debian Packaging Manual</text:p>
      <text:p text:style-name="P5">A lot of what you need to know to package properly (for the rest RTFM)</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1"><text:a xlink:type="simple" xlink:href="#__RefHeading__117_558833349" text:style-name="Index_20_Link" text:visited-style-name="Index_20_Link">What do you need to build ?<text:tab/>1</text:a></text:p>
          <text:p text:style-name="P11"><text:a xlink:type="simple" xlink:href="#__RefHeading__119_558833349" text:style-name="Index_20_Link" text:visited-style-name="Index_20_Link">package_variables<text:tab/>1</text:a></text:p>
          <text:p text:style-name="P11"><text:a xlink:type="simple" xlink:href="#__RefHeading__121_558833349" text:style-name="Index_20_Link" text:visited-style-name="Index_20_Link">debbuild.sh<text:tab/>2</text:a></text:p>
          <text:p text:style-name="P11"><text:a xlink:type="simple" xlink:href="#__RefHeading__123_558833349" text:style-name="Index_20_Link" text:visited-style-name="Index_20_Link">config directory<text:tab/>2</text:a></text:p>
          <text:p text:style-name="P11"><text:a xlink:type="simple" xlink:href="#__RefHeading__125_558833349" text:style-name="Index_20_Link" text:visited-style-name="Index_20_Link">debian directory<text:tab/>2</text:a></text:p>
          <text:p text:style-name="P12"><text:a xlink:type="simple" xlink:href="#__RefHeading__127_558833349" text:style-name="Index_20_Link" text:visited-style-name="Index_20_Link">Template files<text:tab/>2</text:a></text:p>
          <text:p text:style-name="P12"><text:a xlink:type="simple" xlink:href="#__RefHeading__129_558833349" text:style-name="Index_20_Link" text:visited-style-name="Index_20_Link">PACKAGE_NAME files<text:tab/>2</text:a></text:p>
          <text:p text:style-name="P12"><text:a xlink:type="simple" xlink:href="#__RefHeading__235_558833349" text:style-name="Index_20_Link" text:visited-style-name="Index_20_Link">Other files<text:tab/>3</text:a></text:p>
          <text:p text:style-name="P12"><text:a xlink:type="simple" xlink:href="#__RefHeading__237_558833349" text:style-name="Index_20_Link" text:visited-style-name="Index_20_Link">List of files in debian/rules<text:tab/>3</text:a></text:p>
          <text:p text:style-name="P12"><text:a xlink:type="simple" xlink:href="#__RefHeading__239_558833349" text:style-name="Index_20_Link" text:visited-style-name="Index_20_Link">rules: where the magic happens<text:tab/>3</text:a></text:p>
        </text:index-body>
      </text:table-of-content>
      <text:p text:style-name="P6"/>
      <text:p text:style-name="P1"/>
      <text:p text:style-name="P1">This README is intended for devteam for packaging purposes. It gives general indications of what to do in order to create a nice package. It is not meant to be exhaustive so feel free to browse through every file and refer to external references for more information. There are no definitive guide to debian packaging on the internet but bits and pieces of information can be gathered from around the place, especially here http://www.debian.org/doc/manuals/maint-guide/index.en.html.</text:p>
      <text:p text:style-name="P1"/>
      <text:p text:style-name="P1">The debian template can be retreive using svn at the following address : <text:a xlink:type="simple" xlink:href="http://svn.frymgqh.ymagis.com/debian/trunk">http://svn.frymgqh.ymagis.com/delivery/trunk</text:a></text:p>
      <text:p text:style-name="P1"/>
      <text:p text:style-name="P1">Do not forget to remove all <text:span text:style-name="T3">.svn</text:span> directories by typing </text:p>
      <text:p text:style-name="P13">find /delivery/ -name .svn -type d | xargs rm -rf</text:p>
      <text:h text:style-name="P28" text:outline-level="1"><text:bookmark-start text:name="__RefHeading__117_558833349"/>What do you need to build ?<text:bookmark-end text:name="__RefHeading__117_558833349"/></text:h>
      <text:p text:style-name="P1"/>
      <text:p text:style-name="P1">At the root of the package builder directory, you should find the following elements : </text:p>
      <text:list xml:id="list16557207181" text:style-name="L1">
        <text:list-item>
          <text:p text:style-name="P14"><text:span text:style-name="T3">package_variables</text:span> (mandatory): file containing all package global variables </text:p>
        </text:list-item>
        <text:list-item>
          <text:p text:style-name="P14"><text:span text:style-name="T3">debbuild.sh</text:span> (mandatory): package build script </text:p>
        </text:list-item>
        <text:list-item>
          <text:p text:style-name="P14"><text:span text:style-name="T3">config </text:span>directory (mandatory): contains all configuration files </text:p>
        </text:list-item>
        <text:list-item>
          <text:p text:style-name="P14"><text:span text:style-name="T3">debian</text:span> directory (mandatory): contains all the files needed for the debian package</text:p>
        </text:list-item>
        <text:list-item>
          <text:p text:style-name="P14"><text:span text:style-name="T3">database</text:span> directory (optional): contains all the SQL files needed for creating or updating a database </text:p>
        </text:list-item>
      </text:list>
      <text:p text:style-name="P1"/>
      <text:h text:style-name="Heading_20_1" text:outline-level="1"><text:bookmark-start text:name="__RefHeading__119_558833349"/>package_variables<text:bookmark-end text:name="__RefHeading__119_558833349"/></text:h>
      <text:p text:style-name="P3">The package variables file contains this package's global variable such as :</text:p>
      <text:list xml:id="list256080288" text:style-name="L2">
        <text:list-item>
          <text:p text:style-name="P15">the application name: can be the name of the maven project to deploy or any other</text:p>
        </text:list-item>
        <text:list-item>
          <text:p text:style-name="P15">the package name: defined as <text:span text:style-name="T4">ymagis-[application name]</text:span></text:p>
        </text:list-item>
        <text:list-item>
          <text:p text:style-name="P17"><text:soft-page-break/>the user that is going to execute the application</text:p>
        </text:list-item>
        <text:list-item>
          <text:p text:style-name="P17">the group of this user</text:p>
        </text:list-item>
      </text:list>
      <text:p text:style-name="P3"><text:span text:style-name="T2">Please refer to the example and fill in the missing values which should be formatted as </text:span><text:span text:style-name="T4">NAME=value</text:span><text:span text:style-name="T1">.</text:span></text:p>
      <text:p text:style-name="P16"/>
      <text:p text:style-name="P3"><text:span text:style-name="T2">All template files (</text:span><text:span text:style-name="T4">*.dh</text:span><text:span text:style-name="T2">) found in the debian directory contain strings that correspond to some of these global variables, formatted as </text:span><text:span text:style-name="T4">#NAME#</text:span><text:span text:style-name="T2">. <text:s/>When build the package, the first thing the </text:span><text:span text:style-name="T4">debbuild.sh</text:span><text:span text:style-name="T2"> script does is replacing these variables by their actual values.</text:span></text:p>
      <text:h text:style-name="P29" text:outline-level="1"><text:bookmark-start text:name="__RefHeading__121_558833349"/>debbuild.sh<text:bookmark-end text:name="__RefHeading__121_558833349"/></text:h>
      <text:p text:style-name="P18">This script is run when the package is ready. It has two goals:</text:p>
      <text:list xml:id="list1085367122" text:style-name="L3">
        <text:list-item>
          <text:p text:style-name="P19"><text:span text:style-name="T2">Replace all the global variables by their values in all templates files (</text:span><text:span text:style-name="T4">*.dh</text:span><text:span text:style-name="T6">)</text:span></text:p>
        </text:list-item>
        <text:list-item>
          <text:p text:style-name="P19"><text:span text:style-name="T6">Call </text:span><text:span text:style-name="T4">dpkg-buildpackage</text:span><text:span text:style-name="T6"> to actually build the package</text:span></text:p>
        </text:list-item>
      </text:list>
      <text:h text:style-name="Heading_20_1" text:outline-level="1"><text:bookmark-start text:name="__RefHeading__123_558833349"/>config directory<text:bookmark-end text:name="__RefHeading__123_558833349"/></text:h>
      <text:p text:style-name="P3">The <text:span text:style-name="T4">config</text:span> directory should contain all configuration files and a <text:span text:style-name="T4">package_name.cfg</text:span> file containing various informations. </text:p>
      <text:p text:style-name="P3">It is expected to find the logging properties files, the database connection files, etc... in this package.</text:p>
      <text:p text:style-name="P3">The <text:span text:style-name="T4">package_name.cfg</text:span> should contain various information such as the name of the database used by this package for example. It is formatted as <text:span text:style-name="T4">parameter=value</text:span>. This file is here for information purposes only and is rarely used by the application itself (even if it actually depends on the coder's intent).</text:p>
      <text:h text:style-name="Heading_20_1" text:outline-level="1"><text:bookmark-start text:name="__RefHeading__125_558833349"/>debian directory<text:bookmark-end text:name="__RefHeading__125_558833349"/></text:h>
      <text:p text:style-name="Text_20_body">This directory contains all the files needed to build the package. You can refer to various internet sites for more information<text:note text:id="ftn1" text:note-class="footnote"><text:note-citation>1</text:note-citation><text:note-body><text:p text:style-name="Footnote">http://www.debian.org/doc/debian-policy/index.html#contents</text:p></text:note-body></text:note>.</text:p>
      <text:p text:style-name="Text_20_body">In our flavor, you will find template files such as <text:span text:style-name="T5">.dh</text:span><text:span text:style-name="T9"> or </text:span><text:span text:style-name="T5">PACKAGE_NAME.*</text:span><text:span text:style-name="T7"> and regular files.</text:span></text:p>
      <text:h text:style-name="P30" text:outline-level="2"><text:bookmark-start text:name="__RefHeading__127_558833349"/>Template files<text:bookmark-end text:name="__RefHeading__127_558833349"/></text:h>
      <text:p text:style-name="Text_20_body"><text:span text:style-name="T7">The template files have a name that matches </text:span><text:span text:style-name="T5">*.dh</text:span><text:span text:style-name="T7">. They contain references to some of the global variables defined in the </text:span><text:span text:style-name="T5">package_variables</text:span><text:span text:style-name="T7"> file. For example, you can find lines such as</text:span></text:p>
      <text:p text:style-name="P20">APP_NAME="#APP_NAME#"</text:p>
      <text:p text:style-name="P20">PACKAGE_NAME="#PACKAGE_NAME#"</text:p>
      <text:p text:style-name="P4"><text:span text:style-name="T9">The </text:span><text:span text:style-name="T5">#APP_NAME#</text:span><text:span text:style-name="T9"> will be replaced by its value defined in the <text:s/></text:span><text:span text:style-name="T5">package_variables</text:span><text:span text:style-name="T9"> file. This will be performed by the </text:span><text:span text:style-name="T5">debbuild.sh</text:span><text:span text:style-name="T9"> script which will produce a file with the same name but without the </text:span><text:span text:style-name="T5">dh</text:span><text:span text:style-name="T9"> extension.</text:span></text:p>
      <text:p text:style-name="P4"><text:span text:style-name="T9">If you do not use global variables replacement, remove the </text:span><text:span text:style-name="T5">*.dh</text:span><text:span text:style-name="T9"> extension.</text:span></text:p>
      <text:h text:style-name="P31" text:outline-level="2"><text:bookmark-start text:name="__RefHeading__129_558833349"/><text:soft-page-break/>PACKAGE_NAME files<text:bookmark-end text:name="__RefHeading__129_558833349"/></text:h>
      <text:p text:style-name="P4"><text:span text:style-name="T9">This files are optional and their presence depend on what the package should install and do. More on that later. To be used, these files will be renamed by </text:span><text:span text:style-name="T5">debbuild.sh </text:span><text:span text:style-name="T9">using the appropriate value for the package name.</text:span></text:p>
      <text:p text:style-name="P4"><text:span text:style-name="T9">Note that these files can also be a template. For example the file </text:span><text:span text:style-name="T5">PACKAGE_NAME.cron.d.dh</text:span><text:span text:style-name="T9"> will be renamed by </text:span><text:span text:style-name="T5">debbuild.sh</text:span><text:span text:style-name="T9"> into </text:span><text:span text:style-name="T5">[package_name].cron.d</text:span><text:span text:style-name="T9"> replacing the global variable references by their value.</text:span></text:p>
      <text:h text:style-name="P31" text:outline-level="2"><text:bookmark-start text:name="__RefHeading__235_558833349"/>Other files<text:bookmark-end text:name="__RefHeading__235_558833349"/></text:h>
      <text:p text:style-name="P4"><text:span text:style-name="T9">All the other files are do not have to be renamed or will not be modified </text:span><text:span text:style-name="T5">debbuild.sh</text:span><text:span text:style-name="T9"> but it doesn't mean that there is nothing to change in these files.</text:span></text:p>
      <text:p text:style-name="P4"><text:span text:style-name="T9">For example </text:span><text:span text:style-name="T5">rules</text:span><text:span text:style-name="T9"> and </text:span><text:span text:style-name="T5">substvars</text:span><text:span text:style-name="T9"> must be modified.</text:span></text:p>
      <text:h text:style-name="P31" text:outline-level="2"><text:bookmark-start text:name="__RefHeading__237_558833349"/>List of files in debian/rules<text:bookmark-end text:name="__RefHeading__237_558833349"/></text:h>
      <table:table table:name="Tableau1" table:style-name="Tableau1">
        <table:table-column table:style-name="Tableau1.A"/>
        <table:table-column table:style-name="Tableau1.B"/>
        <table:table-column table:style-name="Tableau1.C"/>
        <table:table-row>
          <table:table-cell table:style-name="Tableau1.A1" office:value-type="string">
            <text:p text:style-name="P9">File name</text:p>
          </table:table-cell>
          <table:table-cell table:style-name="Tableau1.A1" office:value-type="string">
            <text:p text:style-name="P9">Mandatory</text:p>
          </table:table-cell>
          <table:table-cell table:style-name="Tableau1.C1" office:value-type="string">
            <text:p text:style-name="P10">Description</text:p>
          </table:table-cell>
        </table:table-row>
        <table:table-row>
          <table:table-cell table:style-name="Tableau1.A2" office:value-type="string">
            <text:p text:style-name="P8">changelog.dh</text:p>
          </table:table-cell>
          <table:table-cell table:style-name="Tableau1.A2" office:value-type="string">
            <text:p text:style-name="P7">yes</text:p>
          </table:table-cell>
          <table:table-cell table:style-name="Tableau1.C2" office:value-type="string">
            <text:p text:style-name="P8">Contains the changelog for this application</text:p>
          </table:table-cell>
        </table:table-row>
        <table:table-row>
          <table:table-cell table:style-name="Tableau1.A2" office:value-type="string">
            <text:p text:style-name="P8">compat</text:p>
          </table:table-cell>
          <table:table-cell table:style-name="Tableau1.A2" office:value-type="string">
            <text:p text:style-name="P7">yes</text:p>
          </table:table-cell>
          <table:table-cell table:style-name="Tableau1.C2" office:value-type="string">
            <text:p text:style-name="P8">Debhelper compatibility level</text:p>
          </table:table-cell>
        </table:table-row>
        <table:table-row>
          <table:table-cell table:style-name="Tableau1.A2" office:value-type="string">
            <text:p text:style-name="P8">control.dh</text:p>
          </table:table-cell>
          <table:table-cell table:style-name="Tableau1.A2" office:value-type="string">
            <text:p text:style-name="P7">yes</text:p>
          </table:table-cell>
          <table:table-cell table:style-name="Tableau1.C2" office:value-type="string">
            <text:p text:style-name="P8">Description of the application</text:p>
          </table:table-cell>
        </table:table-row>
        <table:table-row>
          <table:table-cell table:style-name="Tableau1.A2" office:value-type="string">
            <text:p text:style-name="P8">copyright</text:p>
          </table:table-cell>
          <table:table-cell table:style-name="Tableau1.A2" office:value-type="string">
            <text:p text:style-name="P7">yes</text:p>
          </table:table-cell>
          <table:table-cell table:style-name="Tableau1.C2" office:value-type="string">
            <text:p text:style-name="P8">Description of the copyright</text:p>
          </table:table-cell>
        </table:table-row>
        <table:table-row>
          <table:table-cell table:style-name="Tableau1.A2" office:value-type="string">
            <text:p text:style-name="P8">dirs.sh</text:p>
          </table:table-cell>
          <table:table-cell table:style-name="Tableau1.A2" office:value-type="string">
            <text:p text:style-name="P7">no</text:p>
          </table:table-cell>
          <table:table-cell table:style-name="Tableau1.C2" office:value-type="string">
            <text:p text:style-name="P8">Description of the directories that should exist before the installation</text:p>
          </table:table-cell>
        </table:table-row>
        <table:table-row>
          <table:table-cell table:style-name="Tableau1.A2" office:value-type="string">
            <text:p text:style-name="P8">PACKAGE_NAME.cron.d</text:p>
          </table:table-cell>
          <table:table-cell table:style-name="Tableau1.A2" office:value-type="string">
            <text:p text:style-name="P7">no</text:p>
          </table:table-cell>
          <table:table-cell table:style-name="Tableau1.C2" office:value-type="string">
            <text:p text:style-name="P8">Cronjobs for this application (installed in /etc/cron.d)</text:p>
          </table:table-cell>
        </table:table-row>
        <table:table-row>
          <table:table-cell table:style-name="Tableau1.A2" office:value-type="string">
            <text:p text:style-name="P8">PACKAGE_NAME.init</text:p>
          </table:table-cell>
          <table:table-cell table:style-name="Tableau1.A2" office:value-type="string">
            <text:p text:style-name="P7">no</text:p>
          </table:table-cell>
          <table:table-cell table:style-name="Tableau1.C2" office:value-type="string">
            <text:p text:style-name="P8">Init service for this application (as in /etc/init.d)</text:p>
          </table:table-cell>
        </table:table-row>
        <table:table-row>
          <table:table-cell table:style-name="Tableau1.A2" office:value-type="string">
            <text:p text:style-name="P8">PACKAGE_NAME.links</text:p>
          </table:table-cell>
          <table:table-cell table:style-name="Tableau1.A2" office:value-type="string">
            <text:p text:style-name="P7">no</text:p>
          </table:table-cell>
          <table:table-cell table:style-name="Tableau1.C2" office:value-type="string">
            <text:p text:style-name="P8">File links that should be created</text:p>
          </table:table-cell>
        </table:table-row>
        <table:table-row>
          <table:table-cell table:style-name="Tableau1.A2" office:value-type="string">
            <text:p text:style-name="P8">postinst.dh</text:p>
          </table:table-cell>
          <table:table-cell table:style-name="Tableau1.A2" office:value-type="string">
            <text:p text:style-name="P7">no</text:p>
          </table:table-cell>
          <table:table-cell table:style-name="Tableau1.C2" office:value-type="string">
            <text:p text:style-name="P8">Script executed after the installation of this package</text:p>
          </table:table-cell>
        </table:table-row>
        <table:table-row>
          <table:table-cell table:style-name="Tableau1.A2" office:value-type="string">
            <text:p text:style-name="P8">postrm.dh</text:p>
          </table:table-cell>
          <table:table-cell table:style-name="Tableau1.A2" office:value-type="string">
            <text:p text:style-name="P7">no</text:p>
          </table:table-cell>
          <table:table-cell table:style-name="Tableau1.C2" office:value-type="string">
            <text:p text:style-name="P8">Script executed after the removal, purge, … of this package</text:p>
          </table:table-cell>
        </table:table-row>
        <table:table-row>
          <table:table-cell table:style-name="Tableau1.A2" office:value-type="string">
            <text:p text:style-name="P8">preinst.dh</text:p>
          </table:table-cell>
          <table:table-cell table:style-name="Tableau1.A2" office:value-type="string">
            <text:p text:style-name="P7">no</text:p>
          </table:table-cell>
          <table:table-cell table:style-name="Tableau1.C2" office:value-type="string">
            <text:p text:style-name="P8">Script executed BEFORE the unpacking of this package. No dependency check as been before this script, thus it should be avoided to use it !!</text:p>
          </table:table-cell>
        </table:table-row>
        <table:table-row>
          <table:table-cell table:style-name="Tableau1.A2" office:value-type="string">
            <text:p text:style-name="P8">rules</text:p>
          </table:table-cell>
          <table:table-cell table:style-name="Tableau1.A2" office:value-type="string">
            <text:p text:style-name="P7">yes</text:p>
          </table:table-cell>
          <table:table-cell table:style-name="Tableau1.C2" office:value-type="string">
            <text:p text:style-name="P8">Debian targets to execute to perform the installation</text:p>
          </table:table-cell>
        </table:table-row>
        <table:table-row>
          <table:table-cell table:style-name="Tableau1.A2" office:value-type="string">
            <text:p text:style-name="P8">substvars</text:p>
          </table:table-cell>
          <table:table-cell table:style-name="Tableau1.A2" office:value-type="string">
            <text:p text:style-name="P7">yes</text:p>
          </table:table-cell>
          <table:table-cell table:style-name="Tableau1.C2" office:value-type="string">
            <text:p text:style-name="P8">Package dependencies</text:p>
          </table:table-cell>
        </table:table-row>
        <table:table-row>
          <table:table-cell table:style-name="Tableau1.A2" office:value-type="string">
            <text:p text:style-name="P8">templates.dh</text:p>
          </table:table-cell>
          <table:table-cell table:style-name="Tableau1.A2" office:value-type="string">
            <text:p text:style-name="P7">no</text:p>
          </table:table-cell>
          <table:table-cell table:style-name="Tableau1.C2" office:value-type="string">
            <text:p text:style-name="P8">Contains debhelper template questions that can be asked during the installation</text:p>
          </table:table-cell>
        </table:table-row>
      </table:table>
      <text:p text:style-name="Text_20_body"><text:span text:style-name="T9">Most of these files are associated with debhelper targets. For example, </text:span><text:span text:style-name="T5">dh_installdirs</text:span><text:span text:style-name="T9"> is closely associated to the </text:span><text:span text:style-name="T5">dirs</text:span><text:span text:style-name="T9"> file. This means that these files are not mandatory if the corresponding target is not called.</text:span></text:p>
      <text:p text:style-name="Text_20_body"><text:span text:style-name="T9">Please refer to the </text:span><text:span text:style-name="T5">rules</text:span><text:span text:style-name="T9"> file for examples and comments on some of the targets of debhelper.</text:span></text:p>
      <text:h text:style-name="Heading_20_2" text:outline-level="2"><text:bookmark-start text:name="__RefHeading__239_558833349"/><text:soft-page-break/><text:span text:style-name="T5">rules</text:span><text:span text:style-name="T9">: where the magic happens</text:span><text:bookmark-end text:name="__RefHeading__239_558833349"/></text:h>
      <text:p text:style-name="Text_20_body"><text:span text:style-name="T9">The </text:span><text:span text:style-name="T5">rules</text:span><text:span text:style-name="T9"> file is where you will give instructions on how the package should be installed. This is where you stack actions such as directory creation, file installation, rights modification, service start, etc...</text:span></text:p>
      <text:p text:style-name="P22">This file is organized by targets which are executed in a certain order :</text:p>
      <text:list xml:id="list1569965616" text:style-name="L4">
        <text:list-item>
          <text:p text:style-name="P21"><text:span text:style-name="T9">clean </text:span><text:span text:style-name="T7">(Debian mandatory)</text:span><text:span text:style-name="T7">: instruction to clean the package before building it, removing all unnecessary or obsolete files. This target is responsible for removing all generated files.</text:span></text:p>
        </text:list-item>
        <text:list-item>
          <text:p text:style-name="P21"><text:span text:style-name="T9">build </text:span><text:span text:style-name="T7">(Debian mandatory)</text:span><text:span text:style-name="T7">: build binaries (compiles) and documentation. Usually we use </text:span><text:span text:style-name="T8">maven</text:span><text:span text:style-name="T7"> to do this part so there shouldn't be much in this section.</text:span></text:p>
        </text:list-item>
        <text:list-item>
          <text:p text:style-name="P21"><text:span text:style-name="T5">install </text:span><text:span text:style-name="T7">(Debian optional/Ymagis mandatory)</text:span><text:span text:style-name="T7">: this target is optional according to Debian <text:s/>but for clarity reasons we make it mandatory for Ymagis' packages. This target is responsible for creating the Debian file tree. This file is a reproduction of the target installation.</text:span></text:p>
        </text:list-item>
        <text:list-item>
          <text:p text:style-name="P21"><text:span text:style-name="T9">Binary </text:span><text:span text:style-name="T7">(Debian mandatory)</text:span><text:span text:style-name="T7">: instruction to install binaries, which consists of a combination of these two sub-targets</text:span></text:p>
        </text:list-item>
      </text:list>
      <text:list xml:id="list2080829494" text:style-name="L5">
        <text:list-item>
          <text:p text:style-name="P26"><text:span text:style-name="T9">binary-arch </text:span><text:span text:style-name="T7">(Debian mandatory)</text:span><text:span text:style-name="T7">: instructions to install architecture-dependant binaries. We usually produce architecture independent software, so there should be much in this section.</text:span></text:p>
        </text:list-item>
        <text:list-item>
          <text:p text:style-name="P26"><text:span text:style-name="T9">Binary-indep </text:span><text:span text:style-name="T7">(Debian mandatory)</text:span><text:span text:style-name="T7">: instructions to install architecture-independant binaries which is where we should find most of the instructions. This target has a dependency on the </text:span><text:span text:style-name="T5">install</text:span><text:span text:style-name="T7"> target and is responsible for all more administrative tasks such as setting rights, creating links, etc ...</text:span></text:p>
        </text:list-item>
      </text:list>
      <text:list xml:id="list237285893" text:continue-list="list1569965616" text:style-name="L4">
        <text:list-header>
          <text:p text:style-name="P27">There are other optional targets that can be used but will not be discused here. See http://www.debian.org/doc/manuals/maint-guide/dreq.fr.html#targets</text:p>
        </text:list-header>
      </text:list>
      <text:p text:style-name="P22">The file found in this template will give you code examples...</text:p>
      <text:h text:style-name="Heading_20_1" text:outline-level="1">General recommandations of where to install things</text:h>
      <text:p text:style-name="Text_20_body">In order to have similar installations of packages on all machines, we recommend the following:</text:p>
      <text:list xml:id="list1521902407" text:style-name="L6">
        <text:list-item>
          <text:p text:style-name="P24"><text:span text:style-name="T3">/etc/[package_name]</text:span> contains all the configuration files (hibernate, logging, application, etc..) and eventually version files</text:p>
        </text:list-item>
        <text:list-item>
          <text:p text:style-name="P24"><text:span text:style-name="T3">/opt/[package_name]</text:span><text:span text:style-name="T12"> contains all binaries and scripts</text:span></text:p>
        </text:list-item>
        <text:list-item>
          <text:p text:style-name="P25">/usr/bin<text:span text:style-name="T12"> contains only links to files in </text:span>/opt/[package_name]</text:p>
        </text:list-item>
        <text:list-item>
          <text:p text:style-name="P25">/var/log/[package_name]<text:span text:style-name="T12"> contains all log files</text:span></text:p>
        </text:list-item>
        <text:list-item>
          <text:p text:style-name="P25">/var/cache/[package_name]<text:span text:style-name="T12"> contains all needed cache files. Use this rather than </text:span>/tmp<text:span text:style-name="T12"> as a working directory</text:span></text:p>
        </text:list-item>
        <text:list-item>
          <text:p text:style-name="P25"><text:span text:style-name="T12">Some other files will be automatically deployed by the debian package, for example init files will go to </text:span>/etc/init.d<text:span text:style-name="T12">, crons to </text:span>/etc/cron.d<text:span text:style-name="T12">, etc.</text:span> <text:span text:style-name="T12">It is thus important to name these correctly with the package name so they can be identified. This is the reason why you will find in the debian template the PACKAGE_NAME files. See </text:span><text:span text:style-name="T12"><text:bookmark-ref text:reference-format="text" text:ref-name="__RefHeading__129_558833349">PACKAGE_NAME files</text:bookmark-ref></text:span><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team </meta:initial-creator>
    <meta:creation-date>2012-10-23T16:44:40</meta:creation-date>
    <dc:date>2012-10-24T18:02:06</dc:date>
    <dc:creator>devteam </dc:creator>
    <meta:editing-duration>P1DT53M47S</meta:editing-duration>
    <meta:editing-cycles>35</meta:editing-cycles>
    <meta:generator>LibreOffice/3.5$Linux_X86_64 LibreOffice_project/350m1$Build-2</meta:generator>
    <meta:document-statistic meta:table-count="1" meta:image-count="0" meta:object-count="0" meta:page-count="4" meta:paragraph-count="123" meta:word-count="1299" meta:character-count="7629" meta:non-whitespace-character-count="7191"/>
  </office:meta>
</office:document-meta>
</file>